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3" style:family="table">
      <style:table-properties style:width="17.173cm" fo:margin-left="-0.199cm" fo:margin-top="0cm" fo:margin-bottom="0cm" table:align="left" style:writing-mode="lr-tb"/>
    </style:style>
    <style:style style:name="Table3.A" style:family="table-column">
      <style:table-column-properties style:column-width="3.187cm"/>
    </style:style>
    <style:style style:name="Table3.B" style:family="table-column">
      <style:table-column-properties style:column-width="13.98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9e9a" fo:padding-left="0.199cm" fo:padding-right="0.191cm" fo:padding-top="0cm" fo:padding-bottom="0cm" fo:border="0.5pt solid #00000a">
        <style:background-image/>
      </style:table-cell-properties>
    </style:style>
    <style:style style:name="Table3.B1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="0.5pt solid #00000a"/>
    </style:style>
    <style:style style:name="Table3.A9" style:family="table-cell">
      <style:table-cell-properties fo:padding-left="0.199cm" fo:padding-right="0.191cm" fo:padding-top="0cm" fo:padding-bottom="0cm" fo:border="0.5pt solid #00000a"/>
    </style:style>
    <style:style style:name="Table3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3.A13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end" style:justify-single-word="false"/>
      <style:text-properties style:font-name="Arial" fo:font-size="18pt" style:font-name-asian="ＭＳ ゴシック" style:font-size-asian="18pt" style:font-name-complex="Arial1" style:font-size-complex="18pt"/>
    </style:style>
    <style:style style:name="P2" style:family="paragraph" style:parent-style-name="Header">
      <style:text-properties fo:color="#008080" style:font-name="Arial" fo:font-size="18pt" fo:font-weight="bold" style:font-name-asian="ＭＳ ゴシック" style:font-size-asian="18pt" style:font-weight-asian="bold" style:font-name-complex="Arial1" style:font-size-complex="18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8080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18495e" officeooo:paragraph-rsid="0018495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ffffff"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Arial" fo:font-size="10pt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709b5" officeooo:paragraph-rsid="001709b5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8495e" officeooo:paragraph-rsid="0018495e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a7f0c" officeooo:paragraph-rsid="001a7f0c" style:font-size-asian="10pt" style:font-name-complex="Arial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2284d9" officeooo:paragraph-rsid="002284d9" style:font-size-asian="10pt" style:font-name-complex="Arial1" style:font-size-complex="10pt"/>
    </style:style>
    <style:style style:name="P12" style:family="paragraph" style:parent-style-name="Standard">
      <style:text-properties fo:color="#008080" style:font-name="Arial" fo:font-weight="normal" officeooo:rsid="002a0a7b" officeooo:paragraph-rsid="002a0a7b" style:font-weight-asian="normal" style:font-name-complex="Arial1"/>
    </style:style>
    <style:style style:name="P13" style:family="paragraph" style:parent-style-name="Heading_20_1">
      <style:text-properties fo:color="#008080" style:font-name="Arial" fo:font-weight="normal" style:font-weight-asian="normal" style:font-name-complex="Arial1"/>
    </style:style>
    <style:style style:name="P14" style:family="paragraph" style:parent-style-name="Heading_20_1">
      <style:text-properties fo:color="#008080" style:font-name="Arial" fo:font-weight="normal" officeooo:rsid="00299afe" officeooo:paragraph-rsid="00299afe" style:font-weight-asian="normal" style:font-name-complex="Arial1"/>
    </style:style>
    <style:style style:name="P15" style:family="paragraph" style:parent-style-name="Heading_20_2">
      <style:text-properties officeooo:rsid="002afae0" officeooo:paragraph-rsid="002afae0"/>
    </style:style>
    <style:style style:name="P16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284d9" officeooo:paragraph-rsid="002284d9" style:font-size-asian="10pt" style:font-name-complex="Arial1" style:font-size-complex="10pt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3a6f6" officeooo:paragraph-rsid="0023a6f6" style:font-size-asian="10pt" style:font-name-complex="Arial1" style:font-size-complex="10pt"/>
    </style:style>
    <style:style style:name="P18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a0a7b" officeooo:paragraph-rsid="002a0a7b" style:font-size-asian="10pt" style:font-name-complex="Arial1" style:font-size-complex="10pt"/>
    </style:style>
    <style:style style:name="P19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4b47b" officeooo:paragraph-rsid="0024b47b" style:font-size-asian="10pt" style:font-name-complex="Arial1" style:font-size-complex="10pt"/>
    </style:style>
    <style:style style:name="P20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62d40" officeooo:paragraph-rsid="00262d40" style:font-size-asian="10pt" style:font-name-complex="Arial1" style:font-size-complex="10pt"/>
    </style:style>
    <style:style style:name="P21" style:family="paragraph" style:parent-style-name="Text_20_body" style:list-style-name="L2">
      <style:text-properties officeooo:rsid="002afae0" officeooo:paragraph-rsid="002afae0"/>
    </style:style>
    <style:style style:name="P22" style:family="paragraph" style:parent-style-name="Text_20_body" style:list-style-name="L3">
      <style:text-properties officeooo:rsid="0032cbab" officeooo:paragraph-rsid="0032cbab"/>
    </style:style>
    <style:style style:name="P23" style:family="paragraph" style:parent-style-name="Text_20_body" style:list-style-name="L6">
      <style:text-properties officeooo:rsid="0032cbab" officeooo:paragraph-rsid="0032cbab"/>
    </style:style>
    <style:style style:name="P24" style:family="paragraph" style:parent-style-name="Text_20_body" style:list-style-name="L3">
      <style:text-properties officeooo:rsid="002fa866" officeooo:paragraph-rsid="002fa866"/>
    </style:style>
    <style:style style:name="P25" style:family="paragraph" style:parent-style-name="Text_20_body" style:list-style-name="L3">
      <style:text-properties officeooo:rsid="0034a43c" officeooo:paragraph-rsid="0034a43c"/>
    </style:style>
    <style:style style:name="P26" style:family="paragraph" style:parent-style-name="Text_20_body" style:list-style-name="L3">
      <style:text-properties officeooo:rsid="0034a43c" officeooo:paragraph-rsid="00351f38"/>
    </style:style>
    <style:style style:name="P27" style:family="paragraph" style:parent-style-name="Text_20_body" style:list-style-name="L6">
      <style:text-properties officeooo:rsid="0034a43c" officeooo:paragraph-rsid="0034a43c"/>
    </style:style>
    <style:style style:name="P28" style:family="paragraph" style:parent-style-name="Text_20_body" style:list-style-name="L3">
      <style:text-properties officeooo:rsid="00341a42" officeooo:paragraph-rsid="00341a42"/>
    </style:style>
    <style:style style:name="P29" style:family="paragraph" style:parent-style-name="Text_20_body" style:list-style-name="L6">
      <style:text-properties officeooo:rsid="00341a42" officeooo:paragraph-rsid="00341a42"/>
    </style:style>
    <style:style style:name="P30" style:family="paragraph" style:parent-style-name="Text_20_body" style:list-style-name="L3">
      <style:text-properties officeooo:rsid="00312e80" officeooo:paragraph-rsid="00312e80"/>
    </style:style>
    <style:style style:name="P31" style:family="paragraph" style:parent-style-name="Text_20_body" style:list-style-name="L6">
      <style:text-properties officeooo:rsid="00312e80" officeooo:paragraph-rsid="0034a43c"/>
    </style:style>
    <style:style style:name="P32" style:family="paragraph" style:parent-style-name="Text_20_body" style:list-style-name="L6">
      <style:text-properties officeooo:rsid="00312e80" officeooo:paragraph-rsid="00366e98"/>
    </style:style>
    <style:style style:name="P33" style:family="paragraph" style:parent-style-name="Text_20_body" style:list-style-name="L4">
      <style:text-properties officeooo:rsid="002b1955" officeooo:paragraph-rsid="002b1955"/>
    </style:style>
    <style:style style:name="P34" style:family="paragraph" style:parent-style-name="Text_20_body" style:list-style-name="L4">
      <style:text-properties officeooo:rsid="002e3734" officeooo:paragraph-rsid="002e3734"/>
    </style:style>
    <style:style style:name="P35" style:family="paragraph" style:parent-style-name="Text_20_body" style:list-style-name="L5">
      <style:text-properties officeooo:rsid="00366e98" officeooo:paragraph-rsid="00366e98"/>
    </style:style>
    <style:style style:name="P36" style:family="paragraph" style:parent-style-name="Text_20_body" style:list-style-name="L6">
      <style:text-properties officeooo:rsid="00351f38" officeooo:paragraph-rsid="00351f38"/>
    </style:style>
    <style:style style:name="P37" style:family="paragraph" style:parent-style-name="Heading_20_1" style:master-page-name="Converted1">
      <style:paragraph-properties style:page-number="auto"/>
      <style:text-properties fo:color="#008080" style:font-name="Arial" fo:font-weight="normal" officeooo:rsid="002a0a7b" officeooo:paragraph-rsid="002a0a7b" style:font-weight-asian="normal" style:font-name-complex="Arial1"/>
    </style:style>
    <style:style style:name="P38" style:family="paragraph" style:parent-style-name="List_20_Paragraph" style:list-style-name="WWNum22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fo:font-size="10pt" style:font-size-asian="10pt" style:font-name-complex="Arial1" style:font-size-complex="10pt"/>
    </style:style>
    <style:style style:name="P39" style:family="paragraph" style:parent-style-name="List_20_Paragraph" style:list-style-name="WWNum24">
      <style:paragraph-properties fo:margin-top="0cm" fo:margin-bottom="0cm" loext:contextual-spacing="true" fo:line-height="100%"/>
      <style:text-properties style:font-name="Arial" fo:font-size="10pt" officeooo:rsid="001f5e75" officeooo:paragraph-rsid="001f5e75" style:font-size-asian="10pt" style:font-name-complex="Arial1" style:font-size-complex="10pt"/>
    </style:style>
    <style:style style:name="P40" style:family="paragraph" style:parent-style-name="List_20_Paragraph" style:list-style-name="WWNum24">
      <style:paragraph-properties fo:margin-top="0cm" fo:margin-bottom="0cm" loext:contextual-spacing="true" fo:line-height="100%"/>
      <style:text-properties style:font-name="Arial" fo:font-size="10pt" officeooo:rsid="001ffbc7" officeooo:paragraph-rsid="001ffbc7" style:font-size-asian="10pt" style:font-name-complex="Arial1" style:font-size-complex="10pt"/>
    </style:style>
    <style:style style:name="P41" style:family="paragraph" style:parent-style-name="List_20_Paragraph" style:list-style-name="WWNum24">
      <style:paragraph-properties fo:margin-top="0cm" fo:margin-bottom="0cm" loext:contextual-spacing="true" fo:line-height="100%"/>
      <style:text-properties style:font-name="Arial" fo:font-size="10pt" officeooo:rsid="00299afe" officeooo:paragraph-rsid="00299afe" style:font-size-asian="10pt" style:font-name-complex="Arial1" style:font-size-complex="10pt"/>
    </style:style>
    <style:style style:name="P42" style:family="paragraph" style:parent-style-name="List_20_Paragraph" style:list-style-name="WWNum13">
      <style:paragraph-properties fo:margin-top="0cm" fo:margin-bottom="0cm" loext:contextual-spacing="true" fo:line-height="100%"/>
      <style:text-properties style:font-name="Arial" fo:font-size="10pt" style:font-size-asian="10pt" style:font-name-complex="Arial1" style:font-size-complex="10pt"/>
    </style:style>
    <style:style style:name="P43" style:family="paragraph" style:parent-style-name="List_20_Paragraph" style:list-style-name="WWNum13">
      <style:paragraph-properties fo:margin-top="0cm" fo:margin-bottom="0cm" loext:contextual-spacing="true" fo:line-height="100%"/>
    </style:style>
    <style:style style:name="P44" style:family="paragraph" style:parent-style-name="List_20_Paragraph" style:list-style-name="WWNum13">
      <style:paragraph-properties fo:margin-top="0cm" fo:margin-bottom="0cm" loext:contextual-spacing="true" fo:line-height="100%"/>
      <style:text-properties officeooo:rsid="00210736" officeooo:paragraph-rsid="00210736"/>
    </style:style>
    <style:style style:name="P45" style:family="paragraph" style:parent-style-name="List_20_Paragraph" style:list-style-name="WWNum13">
      <style:paragraph-properties fo:margin-top="0cm" fo:margin-bottom="0cm" loext:contextual-spacing="true" fo:line-height="100%"/>
      <style:text-properties officeooo:rsid="0023a6f6" officeooo:paragraph-rsid="0023a6f6"/>
    </style:style>
    <style:style style:name="P46" style:family="paragraph" style:parent-style-name="Title" style:master-page-name="Standard">
      <style:paragraph-properties style:page-number="auto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1709b5" style:font-size-asian="10pt" style:font-name-complex="Arial1" style:font-size-complex="10pt"/>
    </style:style>
    <style:style style:name="T3" style:family="text">
      <style:text-properties style:font-name="Arial" fo:font-size="10pt" officeooo:rsid="0018b96f" style:font-size-asian="10pt" style:font-name-complex="Arial1" style:font-size-complex="10pt"/>
    </style:style>
    <style:style style:name="T4" style:family="text">
      <style:text-properties style:font-name="Arial" fo:font-size="10pt" officeooo:rsid="0019ac53" style:font-size-asian="10pt" style:font-name-complex="Arial1" style:font-size-complex="10pt"/>
    </style:style>
    <style:style style:name="T5" style:family="text">
      <style:text-properties style:font-name="Arial" fo:font-size="10pt" officeooo:rsid="001a7f0c" style:font-size-asian="10pt" style:font-name-complex="Arial1" style:font-size-complex="10pt"/>
    </style:style>
    <style:style style:name="T6" style:family="text">
      <style:text-properties style:font-name="Arial" fo:font-size="10pt" officeooo:rsid="00210736" style:font-size-asian="10pt" style:font-name-complex="Arial1" style:font-size-complex="10pt"/>
    </style:style>
    <style:style style:name="T7" style:family="text">
      <style:text-properties fo:color="#00000a" style:font-name="Arial" style:font-name-complex="Arial1"/>
    </style:style>
    <style:style style:name="T8" style:family="text">
      <style:text-properties fo:color="#00000a" style:font-name="Arial" officeooo:rsid="001709b5" style:font-name-complex="Arial1"/>
    </style:style>
    <style:style style:name="T9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T10" style:family="text">
      <style:text-properties officeooo:rsid="001ffbc7"/>
    </style:style>
    <style:style style:name="T11" style:family="text">
      <style:text-properties officeooo:rsid="00210736"/>
    </style:style>
    <style:style style:name="T12" style:family="text">
      <style:text-properties officeooo:rsid="0024b47b"/>
    </style:style>
    <style:style style:name="T13" style:family="text">
      <style:text-properties officeooo:rsid="00262d40"/>
    </style:style>
    <style:style style:name="T14" style:family="text">
      <style:text-properties officeooo:rsid="0026e631"/>
    </style:style>
    <style:style style:name="T15" style:family="text">
      <style:text-properties officeooo:rsid="002a0a7b"/>
    </style:style>
    <style:style style:name="T16" style:family="text">
      <style:text-properties officeooo:rsid="002afae0"/>
    </style:style>
    <style:style style:name="T17" style:family="text">
      <style:text-properties officeooo:rsid="002e3734"/>
    </style:style>
    <style:style style:name="T18" style:family="text">
      <style:text-properties officeooo:rsid="002fa866"/>
    </style:style>
    <style:style style:name="T19" style:family="text">
      <style:text-properties officeooo:rsid="00312e80"/>
    </style:style>
    <style:style style:name="T20" style:family="text">
      <style:text-properties officeooo:rsid="00341a42"/>
    </style:style>
    <style:style style:name="T21" style:family="text">
      <style:text-properties officeooo:rsid="0034a43c"/>
    </style:style>
    <style:style style:name="T22" style:family="text">
      <style:text-properties officeooo:rsid="00351f38"/>
    </style:style>
    <style:style style:name="T23" style:family="text">
      <style:text-properties officeooo:rsid="0037c5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7">MXB334: Assessment </text:span><text:span text:style-name="T8">1</text:span><text:span text:style-name="T7"> Description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Task</text:p>
          </table:table-cell>
          <table:table-cell table:style-name="Table3.B1" office:value-type="string">
            <text:p text:style-name="P8">Modelling Task</text:p>
          </table:table-cell>
        </table:table-row>
        <table:table-row table:style-name="Table3.1">
          <table:table-cell table:style-name="Table3.A1" office:value-type="string">
            <text:p text:style-name="P6">Unit Learning Outcomes Addressed</text:p>
          </table:table-cell>
          <table:table-cell table:style-name="Table3.B2" office:value-type="string">
            <text:list xml:id="list4741401079554065857" text:style-name="WWNum22">
              <text:list-header>
                <text:p text:style-name="P38"><text:span text:style-name="T9">1. Expertly and critically carry out statistical analysis using statistical models in the analysis of various data sets and examples.</text:span><text:line-break/><text:span text:style-name="T9">2. Use R to carry out statistical analyses.</text:span><text:line-break/><text:span text:style-name="T9">3. Communicate statistical conclusions clearly and concisely both in written form and orally.</text:span>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p text:style-name="P6">Due date </text:p>
          </table:table-cell>
          <table:table-cell table:style-name="Table3.B3" office:value-type="string">
            <text:p text:style-name="P4"><text:span text:style-name="T1">Week </text:span><text:span text:style-name="T2">5</text:span></text:p>
          </table:table-cell>
        </table:table-row>
        <table:table-row table:style-name="Table3.1">
          <table:table-cell table:style-name="Table3.A1" office:value-type="string">
            <text:p text:style-name="P6">Weighting</text:p>
          </table:table-cell>
          <table:table-cell table:style-name="Table3.B4" office:value-type="string">
            <text:p text:style-name="P8">40%</text:p>
          </table:table-cell>
        </table:table-row>
        <table:table-row table:style-name="Table3.1">
          <table:table-cell table:style-name="Table3.A1" office:value-type="string">
            <text:p text:style-name="P6">Specifications</text:p>
          </table:table-cell>
          <table:table-cell table:style-name="Table3.B5" office:value-type="string">
            <text:p text:style-name="P10">Individual</text:p>
          </table:table-cell>
        </table:table-row>
        <table:table-row table:style-name="Table3.1">
          <table:table-cell table:style-name="Table3.A1" table:number-columns-spanned="2" office:value-type="string">
            <text:p text:style-name="P7">Overview</text:p>
          </table:table-cell>
          <table:covered-table-cell/>
        </table:table-row>
        <table:table-row table:style-name="Table3.1">
          <table:table-cell table:style-name="Table3.A7" table:number-columns-spanned="2" office:value-type="string">
            <text:p text:style-name="P5"><text:span text:style-name="T1">This first assessment </text:span><text:span text:style-name="T4">task </text:span><text:span text:style-name="T1">is designed to give </text:span><text:span text:style-name="T4">you</text:span><text:span text:style-name="T1"> the chance to apply generalised liner modelling to count data </text:span><text:span text:style-name="T3">in a realistic industry scenario. </text:span><text:span text:style-name="T4">It will introduce you to tools and artefacts relevant </text:span><text:span text:style-name="T5">to applied statistical problems in industry.</text:span></text:p>
            <text:p text:style-name="P9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7">What you will do</text:p>
          </table:table-cell>
          <table:covered-table-cell/>
        </table:table-row>
        <table:table-row table:style-name="Table3.1">
          <table:table-cell table:style-name="Table3.A9" table:number-columns-spanned="2" office:value-type="string">
            <text:list xml:id="list6862417180935492548" text:style-name="WWNum24">
              <text:list-item>
                <text:p text:style-name="P39"><text:span text:style-name="T10">C</text:span>onduct an analysis into data describing workplace injuries with a view to answering a specific query.</text:p>
              </text:list-item>
              <text:list-item>
                <text:p text:style-name="P40">Create a ‘S<text:span text:style-name="T23">ummary</text:span> On a Page’ <text:span text:style-name="T11">(SOAP),</text:span> <text:span text:style-name="T11">telling a story</text:span> <text:span text:style-name="T11">with </text:span>your analysis <text:span text:style-name="T11">results</text:span> and <text:span text:style-name="T11">communicating </text:span>your conclusions.</text:p>
              </text:list-item>
              <text:list-item>
                <text:p text:style-name="P41">Conduct your analysis using R and d<text:span text:style-name="T10">ocument your analysis using R markdown, so that the code and the analysis are held together and are reproducible.</text:span></text:p>
              </text:list-item>
              <text:list-item>
                <text:p text:style-name="P41">Commit the analysis in stages to a github repository.</text:p>
              </text:list-item>
            </text:list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7">What you will submit</text:p>
          </table:table-cell>
          <table:covered-table-cell/>
        </table:table-row>
        <table:table-row table:style-name="Table3.1">
          <table:table-cell table:style-name="Table3.A11" table:number-columns-spanned="2" office:value-type="string">
            <text:p text:style-name="P11">Main deliverables:</text:p>
            <text:list xml:id="list8243648325310298867" text:style-name="L1">
              <text:list-item>
                <text:p text:style-name="P16">A statement on a page which describes your analysis and conclusions at executive level detail.</text:p>
                <text:list>
                  <text:list-item>
                    <text:p text:style-name="P16">Should contain at least one plot that summarises your results as they relate to the original query.</text:p>
                  </text:list-item>
                </text:list>
              </text:list-item>
              <text:list-item>
                <text:p text:style-name="P17">A report describing your analysis methodology and conclusions.</text:p>
                <text:list>
                  <text:list-item>
                    <text:p text:style-name="P17"><text:span text:style-name="T15">S</text:span>hould be written in Rmarkdown <text:span text:style-name="T12">to ensure reproducibility.</text:span></text:p>
                  </text:list-item>
                  <text:list-item>
                    <text:p text:style-name="P18">Should include exploratory analysis plots with commentary on contrasting or unusual obersations.</text:p>
                  </text:list-item>
                  <text:list-item>
                    <text:p text:style-name="P19">Analysis should use apropriate model formulation and model checking procedures:</text:p>
                    <text:list>
                      <text:list-item>
                        <text:p text:style-name="P20">Justification of likelihood and link function selection.</text:p>
                      </text:list-item>
                      <text:list-item>
                        <text:p text:style-name="P19"><text:span text:style-name="T13">Analysis of </text:span>residuals.</text:p>
                      </text:list-item>
                      <text:list-item>
                        <text:p text:style-name="P20">Justification for choice of <text:s/>fixed or free dispersion parameter.</text:p>
                        <text:list>
                          <text:list-item>
                            <text:p text:style-name="P20"><text:span text:style-name="T15">An answer to: </text:span>What is the resulting probability mass function <text:span text:style-name="T14">if the fixed dispersion parameter of the poisson distribution is allowed to vary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7">Resources and Useful References</text:p>
          </table:table-cell>
          <table:covered-table-cell/>
        </table:table-row>
        <table:table-row table:style-name="Table3.1">
          <table:table-cell table:style-name="Table3.A13" table:number-columns-spanned="2" office:value-type="string">
            <text:list xml:id="list7225866597084411460" text:style-name="WWNum13">
              <text:list-item>
                <text:p text:style-name="P43"><text:span text:style-name="T6">Poisson Regression</text:span><text:span text:style-name="T1"> Lecture Notes </text:span></text:p>
              </text:list-item>
              <text:list-item>
                <text:p text:style-name="P44"><text:span text:style-name="T1">Cross validated and Stack Overflow websites. E.g: </text:span><text:a xlink:type="simple" xlink:href="http://stats.stackexchange.com/questions/66791/where-does-the-offset-go-in-poisson-negative-binomial-regression" text:style-name="Internet_20_link" text:visited-style-name="Visited_20_Internet_20_Link"><text:span text:style-name="T1">http://stats.stackexchange.com/questions/66791/where-does-the-offset-go-in-poisson-negative-binomial-regression</text:span></text:a></text:p>
              </text:list-item>
              <text:list-item>
                <text:p text:style-name="P44"><text:span text:style-name="T1">Rmarkdown documentation: </text:span><text:a xlink:type="simple" xlink:href="http://rmarkdown.rstudio.com/" text:style-name="Internet_20_link" text:visited-style-name="Visited_20_Internet_20_Link"><text:span text:style-name="T1">http://rmarkdown.rstudio.com/</text:span></text:a></text:p>
              </text:list-item>
              <text:list-item>
                <text:p text:style-name="P45"><text:span text:style-name="T1">Story Telling with Data (</text:span><text:a xlink:type="simple" xlink:href="http://www.storytellingwithdata.com/" text:style-name="Internet_20_link" text:visited-style-name="Visited_20_Internet_20_Link"><text:span text:style-name="T1">http://www.storytellingwithdata.com/</text:span></text:a><text:span text:style-name="T1">) </text:span><text:a xlink:type="simple" xlink:href="https://www.youtube.com/watch?v=X79o46W5plI" text:style-name="Internet_20_link" text:visited-style-name="Visited_20_Internet_20_Link"><text:span text:style-name="T1">https://www.youtube.com/watch?v=X79o46W5plI</text:span></text:a></text:p>
              </text:list-item>
              <text:list-item>
                <text:p text:style-name="P42">Blackboard Folder for this Pro<text:span text:style-name="T18">ject.</text:span></text:p>
              </text:list-item>
            </text:list>
          </table:table-cell>
          <table:covered-table-cell/>
        </table:table-row>
      </table:table>
      <text:h text:style-name="P37" text:outline-level="1">A <text:span text:style-name="T16">Top</text:span> Level Effort</text:h>
      <text:p text:style-name="Heading_20_2">SOAP</text:p>
      <text:list xml:id="list7612104963992945221" text:style-name="L2">
        <text:list-item>
          <text:p text:style-name="P21">Clear evidence in design of visualisations with intent to communicate information relevant to query driving analysis.</text:p>
          <text:list>
            <text:list-item>
              <text:p text:style-name="P21">Axis labels, axis scales, legends that support this.</text:p>
            </text:list-item>
          </text:list>
        </text:list-item>
        <text:list-item>
          <text:p text:style-name="P21">Clear explanation or visualisation of the uncertainty around analysis outputs that are relent to the query. </text:p>
        </text:list-item>
        <text:list-item>
          <text:p text:style-name="P21">May name methods used but avoids inappropriate explanations of them.</text:p>
        </text:list-item>
        <text:list-item>
          <text:p text:style-name="P21">Unambiguously states the outcome of the analysis <text:span text:style-name="T17">in a way that directly relates to initial query</text:span>.</text:p>
        </text:list-item>
        <text:list-item>
          <text:p text:style-name="P21">Contains link or reference to the repository of the analysis report.</text:p>
        </text:list-item>
      </text:list>
      <text:p text:style-name="P15">Report</text:p>
      <text:list xml:id="list138627630434469416" text:style-name="L3">
        <text:list-item>
          <text:p text:style-name="P22">Articulates aim of investigation.</text:p>
        </text:list-item>
        <text:list-item>
          <text:p text:style-name="P24">Exploratory analysis creates intuition for results of statistical modelling.</text:p>
        </text:list-item>
        <text:list-item>
          <text:p text:style-name="P24">Makes justification for assumptions in terms of model form.</text:p>
        </text:list-item>
        <text:list-item>
          <text:p text:style-name="P24"><text:span text:style-name="T19">Clearly a</text:span>ssesses quality<text:span text:style-name="T19"> of statistical model fit and validity of assumptions</text:span></text:p>
          <text:list>
            <text:list-item>
              <text:p text:style-name="P25">Plots of deviance residuals</text:p>
            </text:list-item>
            <text:list-item>
              <text:p text:style-name="P26">Pearson Residual Chi-Sq test <text:span text:style-name="T22">or </text:span>Test of residual deviance <text:span text:style-name="T22">(equivalent)</text:span></text:p>
            </text:list-item>
            <text:list-item>
              <text:p text:style-name="P25">Leverage plots</text:p>
            </text:list-item>
            <text:list-item>
              <text:p text:style-name="P28">Highlights issues and makes sound arguments for their resolution either backed up by theory or references.</text:p>
            </text:list-item>
          </text:list>
        </text:list-item>
        <text:list-item>
          <text:p text:style-name="P30">Explores the issue of under and over dispersion. </text:p>
          <text:list>
            <text:list-item>
              <text:p text:style-name="P25">Fits free and fixed dispersion parameter. Makes an augment for free or fixed.</text:p>
            </text:list-item>
            <text:list-item>
              <text:p text:style-name="P30">Clearly shows how the quasi-poison probability mass function can be obtained from the canonical exponential family form of the poisson.</text:p>
            </text:list-item>
          </text:list>
        </text:list-item>
        <text:list-item>
          <text:p text:style-name="P30">Has all required R code embedded in Rmarkdown document in relevant places, but does not make inordinate amounts of code visible in final output. </text:p>
        </text:list-item>
        <text:list-item>
          <text:p text:style-name="P30">Is inherently reproducible.</text:p>
          <text:list>
            <text:list-item>
              <text:p text:style-name="P30">Can be executed and knitted from an empty environment without errors or numerous warnings.</text:p>
            </text:list-item>
          </text:list>
        </text:list-item>
        <text:list-item>
          <text:p text:style-name="P30">Clearly maps results of modelling to conclusions reached relating to initial query that flow through to SOAP.</text:p>
        </text:list-item>
        <text:list-item>
          <text:p text:style-name="P22">Identifies interesting unresolved questions that arise from analysis and makes suggestions as to further data that could be acquired to explore them.</text:p>
        </text:list-item>
      </text:list>
      <text:p text:style-name="P12"/>
      <text:h text:style-name="P14" text:outline-level="1"><text:soft-page-break/>A <text:span text:style-name="T15">P</text:span>assing <text:span text:style-name="T15">E</text:span>ffort:</text:h>
      <text:p text:style-name="Heading_20_2">SOAP</text:p>
      <text:list xml:id="list2780773486374311935" text:style-name="L4">
        <text:list-item>
          <text:p text:style-name="P33">The visualisation lacks elements that make it immediately obvious what it is communicating.</text:p>
        </text:list-item>
        <text:list-item>
          <text:p text:style-name="P33">Uncertainty is expressed in a way that is technically correct but requires some mental translation by executive.</text:p>
        </text:list-item>
        <text:list-item>
          <text:p text:style-name="P33">Includes details of analysis not relevant to executive.</text:p>
        </text:list-item>
        <text:list-item>
          <text:p text:style-name="P34">States outcome of analysis using too many caveats just too many words.</text:p>
        </text:list-item>
      </text:list>
      <text:p text:style-name="Heading_20_2">Report</text:p>
      <text:list xml:id="list2592331778538836398" text:style-name="L5">
        <text:list-item>
          <text:p text:style-name="P35">Clearly articulates report aims.</text:p>
        </text:list-item>
      </text:list>
      <text:list xml:id="list8960746861774509246" text:style-name="L6">
        <text:list-item>
          <text:p text:style-name="P23">Exploratory steps <text:span text:style-name="T20">are lacking commentary that clearly relates them to aims.</text:span></text:p>
        </text:list-item>
        <text:list-item>
          <text:p text:style-name="P29">Ignores or glosses over issues that arise with checking statistical assumptions and model fit</text:p>
        </text:list-item>
        <text:list-item>
          <text:p text:style-name="P27">Explores issues of dispersion but provides weak justification for selected dispersion parameter.</text:p>
        </text:list-item>
        <text:list-item>
          <text:p text:style-name="P31">Is inherently reproducible <text:span text:style-name="T21">but code organisation may be lacking. Code may not be relevant to section of report it is in.</text:span></text:p>
        </text:list-item>
        <text:list-item>
          <text:p text:style-name="P36">May display too much code in the report in a way that breaks up logical flow.</text:p>
        </text:list-item>
        <text:list-item>
          <text:p text:style-name="P27">Ignores or glosses over questions arising from analysis.</text:p>
        </text:list-item>
        <text:list-item>
          <text:p text:style-name="P36">Omits no more than 1 standard measure or plot relating to testing assumptions or model fit.</text:p>
        </text:list-item>
        <text:list-item>
          <text:p text:style-name="P32">Clearly maps results of modelling to conclusions reached relating to initial query that flow through to SOAP.</text:p>
          <text:p text:style-name="P27"/>
        </text:list-item>
      </text:list>
      <text:h text:style-name="P13" text:outline-level="1"/>
      <text:h text:style-name="P13" text:outline-level="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Lucida Sans" fo:font-family="'Lucida Sans'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2pt" style:font-size-asian="12pt" style:font-size-complex="12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Lucida Sans" fo:font-family="'Lucida Sans'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alibri1" style:font-family-complex="Calibri" style:font-family-generic-complex="system" style:font-pitch-complex="variable"/>
    </style:style>
    <style:style style:name="ListLabel_20_19" style:display-name="ListLabel 19" style:family="text">
      <style:text-properties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7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8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2.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Calibri" style:font-family-generic="swiss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91cm" style:rel-width="100%" fo:margin-left="-0.203cm" fo:margin-top="0cm" fo:margin-bottom="0cm" table:align="left" style:writing-mode="lr-tb"/>
    </style:style>
    <style:style style:name="Table1.A" style:family="table-column">
      <style:table-column-properties style:column-width="15.051cm" style:rel-column-width="57375*"/>
    </style:style>
    <style:style style:name="Table1.B" style:family="table-column">
      <style:table-column-properties style:column-width="2.14cm" style:rel-column-width="8159*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Table2" style:family="table">
      <style:table-properties style:width="17.191cm" style:rel-width="100%" fo:margin-left="-0.191cm" fo:margin-top="0cm" fo:margin-bottom="0cm" table:align="left" style:writing-mode="lr-tb"/>
    </style:style>
    <style:style style:name="Table2.A" style:family="table-column">
      <style:table-column-properties style:column-width="1.783cm" style:rel-column-width="6795*"/>
    </style:style>
    <style:style style:name="Table2.B" style:family="table-column">
      <style:table-column-properties style:column-width="15.408cm" style:rel-column-width="58739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2.25pt solid #808080" fo:border-top="2.25pt solid #808080" fo:border-bottom="none"/>
    </style:style>
    <style:style style:name="Table2.B1" style:family="table-cell">
      <style:table-cell-properties fo:padding-left="0.191cm" fo:padding-right="0.191cm" fo:padding-top="0cm" fo:padding-bottom="0cm" fo:border-left="2.25pt solid #808080" fo:border-right="none" fo:border-top="2.25pt solid #808080" fo:border-bottom="none"/>
    </style:style>
    <style:style style:name="MP1" style:family="paragraph" style:parent-style-name="Header">
      <style:paragraph-properties fo:text-align="end" style:justify-single-word="false"/>
      <style:text-properties style:font-name="Arial" fo:font-size="18pt" style:font-name-asian="ＭＳ ゴシック" style:font-size-asian="18pt" style:font-name-complex="Arial1" style:font-size-complex="18pt"/>
    </style:style>
    <style:style style:name="MP2" style:family="paragraph" style:parent-style-name="Header">
      <style:text-properties fo:color="#008080" style:font-name="Arial" fo:font-size="18pt" fo:font-weight="bold" style:font-name-asian="ＭＳ ゴシック" style:font-size-asian="18pt" style:font-weight-asian="bold" style:font-name-complex="Arial1" style:font-size-complex="18pt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8080" fo:font-size="16pt" fo:font-weight="bold" style:font-size-asian="16pt" style:font-weight-asian="bold" style:font-size-complex="16pt"/>
    </style:style>
    <style:page-layout style:name="Mpm1">
      <style:page-layout-properties fo:page-width="21.001cm" fo:page-height="29.7cm" style:num-format="1" style:print-orientation="portrait" fo:margin-top="1.249cm" fo:margin-bottom="1.249cm" fo:margin-left="1.905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Task Description</text:p>
            </table:table-cell>
            <table:table-cell table:style-name="Table1.B1" office:value-type="string">
              <text:p text:style-name="MP2">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3"><text:page-number text:select-page="current">1</text:page-number></text:p>
            </table:table-cell>
            <table:table-cell table:style-name="Table2.B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sk Description</dc:title>
    <meta:initial-creator>whelanka</meta:initial-creator>
    <meta:editing-cycles>87</meta:editing-cycles>
    <meta:print-date>2013-02-04T23:20:00</meta:print-date>
    <meta:creation-date>2016-04-25T23:39:00</meta:creation-date>
    <dc:date>2016-07-25T16:44:16.370687500</dc:date>
    <meta:editing-duration>PT19H54M21S</meta:editing-duration>
    <meta:generator>LibreOffice/5.1.4.2$Linux_X86_64 LibreOffice_project/10m0$Build-2</meta:generator>
    <meta:document-statistic meta:table-count="3" meta:image-count="0" meta:object-count="0" meta:page-count="3" meta:paragraph-count="81" meta:word-count="822" meta:character-count="5304" meta:non-whitespace-character-count="4610"/>
    <meta:user-defined meta:name="AppVersion">15.0000</meta:user-defined>
    <meta:user-defined meta:name="Company">QU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5D0E3E4.dotm" xlink:href=""/>
  </office:meta>
</office:document-meta>
</file>